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ain.xml"/>
  <manifest:file-entry manifest:media-type="text/xml" manifest:full-path="Basic/Standard/script-lb.xml"/>
  <manifest:file-entry manifest:media-type="text/xml" manifest:full-path="Basic/NthPrime/script-lb.xml"/>
  <manifest:file-entry manifest:media-type="text/xml" manifest:full-path="Basic/NthPrime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NthPrime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table:formula="of:=NTHPRIME([.A1])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NTHPRIME([.A2])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NTHPRIME([.A3])"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NTHPRIME([.A4]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NTHPRIME([.A5])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NTHPRIME([.A6])"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NTHPRIME([.A7])"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NTHPRIME([.A8])" office:value-type="float" office:value="15">
            <text:p>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/02/2018</text:date>, <text:time>14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S</meta:editing-duration>
    <meta:editing-cycles>24</meta:editing-cycles>
    <meta:generator>OpenOffice/4.1.2$Win32 OpenOffice.org_project/412m3$Build-9782</meta:generator>
    <dc:date>2018-02-22T14:54:25.20</dc:date>
    <dc:creator>Cristiano Alves da Silva Jr.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

<file path=Basic/NthPrime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Explicit

Sub Main

End Sub

Function NthPrime()
	NthPrime = 13
End Function
</script:module>
</file>

<file path=Basic/NthPrime/script-lb.xml><?xml version="1.0" encoding="utf-8"?>
<!DOCTYPE library  PUBLIC '-//OpenOffice.org//DTD OfficeDocument 1.0//EN'  'library.dtd'>
<library:library xmlns:library="http://openoffice.org/2000/library" library:name="NthPrime" library:readonly="false" library:passwordprotected="false">
  <library:element library:name="Module1"/>
</library:library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REM  *****  BASIC  *****

Sub Main

End Sub

Function IsPrime(x)
	Dim flag as Boolean
	Dim i as Integer
	
	i = 2
	flag = true
	Do While i &lt; x
		If (x Mod i) = 0 Then
			flag = false
		End If
		i = i + 1
	Loop
	
	IsPrime = flag
End Function

Function NthPrime(n)
	Dim result as Integer
	Dim counter as Integer
	
	result = 0
	If n &gt;= 1 Then
		result = 1
		counter = 0
		Do While counter &lt; n
			result = result + 1
			If IsPrime(result) Then
				counter = counter + 1
			End If
		Loop
	End If
	
	NthPrime = resu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NthPrime" library:link="false"/>
</library:libraries>
</file>

<file path=Dialogs/NthPrime/dialog-lb.xml><?xml version="1.0" encoding="utf-8"?>
<!DOCTYPE library  PUBLIC '-//OpenOffice.org//DTD OfficeDocument 1.0//EN'  'library.dtd'>
<library:library xmlns:library="http://openoffice.org/2000/library" library:name="NthPrime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NthPrime" library:link="false"/>
</library:libraries>
</file>